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981a7" officeooo:paragraph-rsid="001981a7"/>
    </style:style>
    <style:style style:name="P2" style:family="paragraph" style:parent-style-name="Standard">
      <style:paragraph-properties fo:margin-top="0cm" fo:margin-bottom="0cm" loext:contextual-spacing="false" style:line-height-at-least="0cm"/>
      <style:text-properties fo:color="#ff0000" style:font-name="Liberation Sans" fo:font-size="12pt" style:text-underline-style="solid" style:text-underline-width="auto" style:text-underline-color="font-color" fo:font-weight="bold" officeooo:rsid="00136a43" officeooo:paragraph-rsid="00136a43" style:font-size-asian="12pt" style:font-weight-asian="bold" style:font-size-complex="12pt" style:font-weight-complex="bold"/>
    </style:style>
    <style:style style:name="P3" style:family="paragraph" style:parent-style-name="Standard">
      <style:paragraph-properties fo:margin-top="0cm" fo:margin-bottom="0cm" loext:contextual-spacing="false" style:line-height-at-least="0cm"/>
      <style:text-properties style:font-name="Liberation Sans" fo:font-size="12pt" officeooo:rsid="00136a43" officeooo:paragraph-rsid="00136a43" style:font-size-asian="12pt" style:font-size-complex="12pt"/>
    </style:style>
    <style:style style:name="P4" style:family="paragraph" style:parent-style-name="Standard">
      <style:paragraph-properties fo:margin-top="0cm" fo:margin-bottom="0cm" loext:contextual-spacing="false" style:line-height-at-least="0cm"/>
      <style:text-properties style:font-name="Liberation Sans" fo:font-size="12pt" officeooo:rsid="00136a43" officeooo:paragraph-rsid="0013dd48" style:font-size-asian="12pt" style:font-size-complex="12pt"/>
    </style:style>
    <style:style style:name="P5" style:family="paragraph" style:parent-style-name="Standard">
      <style:paragraph-properties fo:margin-top="0cm" fo:margin-bottom="0cm" loext:contextual-spacing="false" style:line-height-at-least="0cm"/>
      <style:text-properties style:font-name="Liberation Sans" fo:font-size="12pt" officeooo:rsid="00136a43" officeooo:paragraph-rsid="0013e3bc" style:font-size-asian="12pt" style:font-size-complex="12pt"/>
    </style:style>
    <style:style style:name="P6" style:family="paragraph" style:parent-style-name="Standard">
      <style:paragraph-properties fo:margin-top="0cm" fo:margin-bottom="0cm" loext:contextual-spacing="false" style:line-height-at-least="0cm"/>
      <style:text-properties style:font-name="Liberation Sans" fo:font-size="12pt" officeooo:rsid="00136a43" officeooo:paragraph-rsid="001633d8" style:font-size-asian="12pt" style:font-size-complex="12pt"/>
    </style:style>
    <style:style style:name="P7" style:family="paragraph" style:parent-style-name="Standard">
      <style:paragraph-properties fo:margin-top="0cm" fo:margin-bottom="0cm" loext:contextual-spacing="false" style:line-height-at-least="0cm"/>
      <style:text-properties style:font-name="Liberation Sans" fo:font-size="12pt" officeooo:rsid="00136a43" officeooo:paragraph-rsid="00171045" style:font-size-asian="12pt" style:font-size-complex="12pt"/>
    </style:style>
    <style:style style:name="P8" style:family="paragraph" style:parent-style-name="Standard">
      <style:paragraph-properties fo:margin-top="0cm" fo:margin-bottom="0cm" loext:contextual-spacing="false" style:line-height-at-least="0cm"/>
      <style:text-properties style:font-name="Liberation Sans" fo:font-size="12pt" officeooo:rsid="00136a43" officeooo:paragraph-rsid="0017d7a1" style:font-size-asian="12pt" style:font-size-complex="12pt"/>
    </style:style>
    <style:style style:name="P9" style:family="paragraph" style:parent-style-name="Standard">
      <style:paragraph-properties fo:margin-top="0cm" fo:margin-bottom="0cm" loext:contextual-spacing="false" style:line-height-at-least="0cm"/>
      <style:text-properties style:font-name="Liberation Sans" fo:font-size="12pt" officeooo:rsid="001437b4" officeooo:paragraph-rsid="001437b4" style:font-size-asian="12pt" style:font-size-complex="12pt"/>
    </style:style>
    <style:style style:name="P10" style:family="paragraph" style:parent-style-name="Standard">
      <style:paragraph-properties fo:margin-top="0cm" fo:margin-bottom="0cm" loext:contextual-spacing="false" style:line-height-at-least="0cm"/>
      <style:text-properties style:font-name="Liberation Sans" fo:font-size="12pt" officeooo:paragraph-rsid="001b2a05" style:font-size-asian="12pt" style:font-size-complex="12pt"/>
    </style:style>
    <style:style style:name="P11" style:family="paragraph" style:parent-style-name="Standard">
      <style:paragraph-properties fo:margin-top="0cm" fo:margin-bottom="0cm" loext:contextual-spacing="false" style:line-height-at-least="0cm"/>
      <style:text-properties style:font-name="Liberation Sans" fo:font-size="12pt" officeooo:paragraph-rsid="001f8f4e" style:font-size-asian="12pt" style:font-size-complex="12pt"/>
    </style:style>
    <style:style style:name="P12" style:family="paragraph" style:parent-style-name="Standard">
      <style:paragraph-properties fo:margin-top="0cm" fo:margin-bottom="0cm" loext:contextual-spacing="false" style:line-height-at-least="0cm"/>
      <style:text-properties style:font-name="Liberation Sans" fo:font-size="12pt" fo:font-weight="normal" officeooo:paragraph-rsid="001b2a05" style:font-size-asian="12pt" style:font-weight-asian="normal" style:font-size-complex="12pt" style:font-weight-complex="normal"/>
    </style:style>
    <style:style style:name="P13" style:family="paragraph" style:parent-style-name="Standard">
      <style:paragraph-properties fo:margin-top="0cm" fo:margin-bottom="0cm" loext:contextual-spacing="false" style:line-height-at-least="0cm"/>
      <style:text-properties fo:color="#0000ff" style:font-name="Liberation Sans" fo:font-size="12pt" officeooo:rsid="00136a43" officeooo:paragraph-rsid="00136a43" style:font-size-asian="12pt" style:font-size-complex="12pt"/>
    </style:style>
    <style:style style:name="P14" style:family="paragraph" style:parent-style-name="Standard">
      <style:paragraph-properties fo:margin-top="0cm" fo:margin-bottom="0cm" loext:contextual-spacing="false" style:line-height-at-least="0cm"/>
      <style:text-properties fo:color="#0000ff" style:font-name="Liberation Sans" fo:font-size="12pt" officeooo:rsid="00136a43" officeooo:paragraph-rsid="0013dd48" style:font-size-asian="12pt" style:font-size-complex="12pt"/>
    </style:style>
    <style:style style:name="P15" style:family="paragraph" style:parent-style-name="Standard">
      <style:paragraph-properties fo:margin-top="0cm" fo:margin-bottom="0cm" loext:contextual-spacing="false" style:line-height-at-least="0cm"/>
      <style:text-properties fo:color="#0000ff" style:font-name="Liberation Sans" fo:font-size="12pt" officeooo:rsid="00136a43" officeooo:paragraph-rsid="00171045" style:font-size-asian="12pt" style:font-size-complex="12pt"/>
    </style:style>
    <style:style style:name="P16" style:family="paragraph" style:parent-style-name="Standard">
      <style:paragraph-properties fo:margin-top="0cm" fo:margin-bottom="0cm" loext:contextual-spacing="false" style:line-height-at-least="0cm"/>
      <style:text-properties fo:color="#0000ff" style:font-name="Liberation Sans" fo:font-size="12pt" officeooo:rsid="00136a43" officeooo:paragraph-rsid="0017d7a1" style:font-size-asian="12pt" style:font-size-complex="12pt"/>
    </style:style>
    <style:style style:name="P17" style:family="paragraph" style:parent-style-name="Standard">
      <style:paragraph-properties fo:margin-top="0cm" fo:margin-bottom="0cm" loext:contextual-spacing="false" style:line-height-at-least="0cm"/>
      <style:text-properties fo:color="#0000ff" style:font-name="Liberation Sans" fo:font-size="12pt" officeooo:paragraph-rsid="00136a43" style:font-size-asian="12pt" style:font-size-complex="12pt"/>
    </style:style>
    <style:style style:name="P18" style:family="paragraph" style:parent-style-name="Standard">
      <style:paragraph-properties fo:margin-top="0cm" fo:margin-bottom="0cm" loext:contextual-spacing="false" style:line-height-at-least="0cm"/>
      <style:text-properties fo:color="#0000ff" style:font-name="Liberation Sans" fo:font-size="12pt" officeooo:paragraph-rsid="0017f9aa" style:font-size-asian="12pt" style:font-size-complex="12pt"/>
    </style:style>
    <style:style style:name="P19" style:family="paragraph" style:parent-style-name="Standard">
      <style:paragraph-properties fo:margin-top="0cm" fo:margin-bottom="0cm" loext:contextual-spacing="false" style:line-height-at-least="0cm"/>
      <style:text-properties fo:color="#0000ff" style:font-name="Liberation Sans" fo:font-size="12pt" officeooo:paragraph-rsid="001f8f4e" style:font-size-asian="12pt" style:font-size-complex="12pt"/>
    </style:style>
    <style:style style:name="P20" style:family="paragraph" style:parent-style-name="Standard">
      <style:paragraph-properties fo:margin-top="0cm" fo:margin-bottom="0cm" loext:contextual-spacing="false" style:line-height-at-least="0cm"/>
      <style:text-properties fo:color="#0000ff" style:font-name="Liberation Sans" fo:font-size="12pt" officeooo:rsid="0013dd48" officeooo:paragraph-rsid="0013dd48" style:font-size-asian="12pt" style:font-size-complex="12pt"/>
    </style:style>
    <style:style style:name="P21" style:family="paragraph" style:parent-style-name="Standard">
      <style:paragraph-properties fo:margin-top="0cm" fo:margin-bottom="0cm" loext:contextual-spacing="false" style:line-height-at-least="0cm"/>
      <style:text-properties fo:color="#0000ff" style:font-name="Liberation Sans" fo:font-size="12pt" officeooo:rsid="001437b4" officeooo:paragraph-rsid="001437b4" style:font-size-asian="12pt" style:font-size-complex="12pt"/>
    </style:style>
    <style:style style:name="P22" style:family="paragraph" style:parent-style-name="Standard">
      <style:paragraph-properties fo:margin-top="0cm" fo:margin-bottom="0cm" loext:contextual-spacing="false" style:line-height-at-least="0cm"/>
      <style:text-properties fo:color="#0000ff" style:font-name="Liberation Sans" fo:font-size="12pt" officeooo:rsid="001633d8" officeooo:paragraph-rsid="001633d8" style:font-size-asian="12pt" style:font-size-complex="12pt"/>
    </style:style>
    <style:style style:name="P23" style:family="paragraph" style:parent-style-name="Standard">
      <style:paragraph-properties fo:margin-top="0cm" fo:margin-bottom="0cm" loext:contextual-spacing="false" style:line-height-at-least="0cm"/>
      <style:text-properties fo:color="#0000ff" style:font-name="Liberation Sans" fo:font-size="12pt" officeooo:rsid="0017d7a1" officeooo:paragraph-rsid="0017d7a1" style:font-size-asian="12pt" style:font-size-complex="12pt"/>
    </style:style>
    <style:style style:name="P24" style:family="paragraph" style:parent-style-name="Standard">
      <style:paragraph-properties fo:margin-top="0cm" fo:margin-bottom="0cm" loext:contextual-spacing="false" style:line-height-at-least="0cm"/>
      <style:text-properties fo:color="#0000ff" style:font-name="Liberation Sans" fo:font-size="12pt" fo:font-weight="normal" officeooo:paragraph-rsid="001b2a05" style:font-size-asian="12pt" style:font-weight-asian="normal" style:font-size-complex="12pt" style:font-weight-complex="normal"/>
    </style:style>
    <style:style style:name="P25" style:family="paragraph" style:parent-style-name="Standard">
      <style:paragraph-properties fo:margin-top="0cm" fo:margin-bottom="0cm" loext:contextual-spacing="false" style:line-height-at-least="0cm"/>
      <style:text-properties fo:font-variant="normal" fo:text-transform="none" fo:color="#0000ff" style:font-name="Liberation Sans" fo:font-size="12pt" fo:letter-spacing="normal" fo:font-style="normal" fo:font-weight="normal" officeooo:rsid="0013dd48" officeooo:paragraph-rsid="00136a43" style:font-size-asian="12pt" style:font-size-complex="12pt"/>
    </style:style>
    <style:style style:name="P26" style:family="paragraph" style:parent-style-name="Standard">
      <style:paragraph-properties fo:margin-top="0cm" fo:margin-bottom="0cm" loext:contextual-spacing="false" style:line-height-at-least="0cm"/>
      <style:text-properties fo:font-variant="normal" fo:text-transform="none" fo:color="#0000ff" style:font-name="Liberation Sans" fo:font-size="12pt" fo:letter-spacing="normal" fo:font-style="normal" fo:font-weight="normal" officeooo:rsid="0013dd48" officeooo:paragraph-rsid="0013dd48" style:font-size-asian="12pt" style:font-size-complex="12pt"/>
    </style:style>
    <style:style style:name="P27" style:family="paragraph" style:parent-style-name="Standard">
      <style:paragraph-properties fo:margin-top="0cm" fo:margin-bottom="0cm" loext:contextual-spacing="false" style:line-height-at-least="0cm"/>
      <style:text-properties fo:font-variant="normal" fo:text-transform="none" fo:color="#0000ff" style:font-name="Liberation Sans" fo:font-size="12pt" fo:letter-spacing="normal" fo:font-style="normal" fo:font-weight="normal" officeooo:rsid="0013dd48" officeooo:paragraph-rsid="0013e3bc" style:font-size-asian="12pt" style:font-size-complex="12pt"/>
    </style:style>
    <style:style style:name="P28" style:family="paragraph" style:parent-style-name="Standard">
      <style:paragraph-properties fo:margin-top="0cm" fo:margin-bottom="0cm" loext:contextual-spacing="false" style:line-height-at-least="0cm"/>
      <style:text-properties fo:font-variant="normal" fo:text-transform="none" fo:color="#0000ff" style:font-name="Liberation Sans" fo:font-size="12pt" fo:letter-spacing="normal" fo:font-style="normal" fo:font-weight="normal" officeooo:rsid="00171045" officeooo:paragraph-rsid="00171045" style:font-size-asian="12pt" style:font-size-complex="12pt"/>
    </style:style>
    <style:style style:name="P29" style:family="paragraph" style:parent-style-name="Standard">
      <style:paragraph-properties fo:margin-top="0cm" fo:margin-bottom="0cm" loext:contextual-spacing="false" style:line-height-at-least="0cm"/>
      <style:text-properties fo:font-variant="normal" fo:text-transform="none" fo:color="#0000ff" style:font-name="Liberation Sans" fo:font-size="12pt" fo:letter-spacing="normal" fo:font-style="normal" fo:font-weight="normal" officeooo:rsid="001437b4" officeooo:paragraph-rsid="001437b4" style:font-size-asian="12pt" style:font-weight-asian="normal" style:font-size-complex="12pt" style:font-weight-complex="normal"/>
    </style:style>
    <style:style style:name="P30" style:family="paragraph" style:parent-style-name="Standard">
      <style:paragraph-properties fo:margin-top="0cm" fo:margin-bottom="0cm" loext:contextual-spacing="false" style:line-height-at-least="0cm"/>
      <style:text-properties fo:font-variant="normal" fo:text-transform="none" fo:color="#444444" style:font-name="Liberation Sans" fo:font-size="12pt" fo:letter-spacing="normal" fo:font-style="normal" fo:font-weight="bold" officeooo:rsid="00136a43" officeooo:paragraph-rsid="001633d8" style:font-size-asian="12pt" style:font-size-complex="12pt"/>
    </style:style>
    <style:style style:name="P31" style:family="paragraph" style:parent-style-name="Standard">
      <style:paragraph-properties fo:margin-top="0cm" fo:margin-bottom="0cm" loext:contextual-spacing="false" style:line-height-at-least="0cm"/>
      <style:text-properties fo:font-variant="normal" fo:text-transform="none" fo:color="#444444" style:font-name="Liberation Sans" fo:font-size="12pt" fo:letter-spacing="normal" fo:font-style="normal" fo:font-weight="normal" officeooo:rsid="00136a43" officeooo:paragraph-rsid="0017d7a1" style:font-size-asian="12pt" style:font-size-complex="12pt"/>
    </style:style>
    <style:style style:name="P32" style:family="paragraph" style:parent-style-name="Standard">
      <style:paragraph-properties fo:margin-top="0cm" fo:margin-bottom="0cm" loext:contextual-spacing="false" style:line-height-at-least="0cm"/>
      <style:text-properties style:font-name="arial" fo:font-size="12pt" officeooo:rsid="00136a43" officeooo:paragraph-rsid="0017d7a1" style:font-size-asian="12pt" style:font-size-complex="12pt"/>
    </style:style>
    <style:style style:name="P33" style:family="paragraph" style:parent-style-name="Standard">
      <style:paragraph-properties fo:margin-top="0cm" fo:margin-bottom="0cm" loext:contextual-spacing="false" style:line-height-at-least="0cm"/>
      <style:text-properties officeooo:paragraph-rsid="0017f9aa"/>
    </style:style>
    <style:style style:name="P34" style:family="paragraph" style:parent-style-name="Standard">
      <style:paragraph-properties fo:margin-top="0cm" fo:margin-bottom="0cm" loext:contextual-spacing="false" style:line-height-at-least="0cm"/>
      <style:text-properties officeooo:paragraph-rsid="001b2a05"/>
    </style:style>
    <style:style style:name="P35" style:family="paragraph" style:parent-style-name="Standard">
      <style:paragraph-properties fo:margin-top="0cm" fo:margin-bottom="0cm" loext:contextual-spacing="false" style:line-height-at-least="0cm"/>
      <style:text-properties officeooo:paragraph-rsid="001cf7b4"/>
    </style:style>
    <style:style style:name="P36" style:family="paragraph" style:parent-style-name="Text_20_body">
      <style:paragraph-properties fo:margin-top="0cm" fo:margin-bottom="0cm" loext:contextual-spacing="false" style:line-height-at-least="0cm"/>
      <style:text-properties fo:color="#0000ff" style:font-name="Liberation Sans" fo:font-size="12pt" fo:font-weight="normal" style:font-size-asian="12pt" style:font-weight-asian="normal" style:font-size-complex="12pt" style:font-weight-complex="normal"/>
    </style:style>
    <style:style style:name="P37" style:family="paragraph" style:parent-style-name="Text_20_body">
      <style:paragraph-properties fo:margin-top="0cm" fo:margin-bottom="0cm" loext:contextual-spacing="false" style:line-height-at-least="0cm"/>
      <style:text-properties fo:color="#0000ff" style:font-name="Liberation Sans" fo:font-size="12pt" fo:font-weight="normal" officeooo:paragraph-rsid="001b2a05" style:font-size-asian="12pt" style:font-weight-asian="normal" style:font-size-complex="12pt" style:font-weight-complex="normal"/>
    </style:style>
    <style:style style:name="P38" style:family="paragraph" style:parent-style-name="Text_20_body" style:list-style-name="L2">
      <style:paragraph-properties fo:margin-top="0cm" fo:margin-bottom="0cm" loext:contextual-spacing="false" style:line-height-at-least="0cm"/>
      <style:text-properties fo:color="#0000ff" style:font-name="Liberation Sans" fo:font-size="12pt" fo:font-weight="normal" style:font-size-asian="12pt" style:font-weight-asian="normal" style:font-size-complex="12pt" style:font-weight-complex="normal"/>
    </style:style>
    <style:style style:name="P39" style:family="paragraph" style:parent-style-name="Text_20_body">
      <style:paragraph-properties fo:margin-top="0cm" fo:margin-bottom="0cm" loext:contextual-spacing="false" style:line-height-at-least="0cm"/>
      <style:text-properties fo:color="#0000ff" style:font-name="Liberation Sans" fo:font-size="12pt" fo:language="es" fo:country="VE" fo:font-weight="normal" style:font-size-asian="12pt" style:font-weight-asian="normal" style:font-size-complex="12pt" style:font-weight-complex="normal"/>
    </style:style>
    <style:style style:name="P40" style:family="paragraph" style:parent-style-name="Text_20_body">
      <style:paragraph-properties fo:margin-top="0cm" fo:margin-bottom="0cm" loext:contextual-spacing="false" style:line-height-at-least="0cm"/>
      <style:text-properties fo:color="#0000ff" style:font-name="Liberation Sans" fo:font-size="12pt" style:font-size-asian="12pt" style:font-size-complex="12pt"/>
    </style:style>
    <style:style style:name="P41" style:family="paragraph" style:parent-style-name="Text_20_body">
      <style:paragraph-properties fo:margin-top="0cm" fo:margin-bottom="0cm" loext:contextual-spacing="false" style:line-height-at-least="0cm"/>
      <style:text-properties fo:color="#0000ff" style:font-name="Liberation Sans" fo:font-size="12pt" officeooo:paragraph-rsid="0017f9aa" style:font-size-asian="12pt" style:font-size-complex="12pt"/>
    </style:style>
    <style:style style:name="P42" style:family="paragraph" style:parent-style-name="Text_20_body">
      <style:paragraph-properties fo:margin-top="0cm" fo:margin-bottom="0cm" loext:contextual-spacing="false" style:line-height-at-least="0cm"/>
      <style:text-properties fo:color="#0000ff" style:font-name="Liberation Sans" fo:font-size="12pt" style:text-underline-style="solid" style:text-underline-width="auto" style:text-underline-color="font-color" fo:font-weight="bold" style:font-size-asian="12pt" style:font-weight-asian="bold" style:font-size-complex="12pt" style:font-weight-complex="bold"/>
    </style:style>
    <style:style style:name="P43" style:family="paragraph" style:parent-style-name="Text_20_body">
      <style:paragraph-properties fo:margin-top="0cm" fo:margin-bottom="0cm" loext:contextual-spacing="false" style:line-height-at-least="0cm"/>
      <style:text-properties style:font-name="Liberation Sans" fo:font-weight="normal" style:font-weight-asian="normal" style:font-weight-complex="normal"/>
    </style:style>
    <style:style style:name="P44" style:family="paragraph" style:parent-style-name="Text_20_body">
      <style:paragraph-properties fo:margin-top="0cm" fo:margin-bottom="0cm" loext:contextual-spacing="false" style:line-height-at-least="0cm"/>
    </style:style>
    <style:style style:name="P45" style:family="paragraph" style:parent-style-name="Text_20_body">
      <style:paragraph-properties fo:margin-top="0cm" fo:margin-bottom="0cm" loext:contextual-spacing="false" style:line-height-at-least="0cm" fo:text-align="justify" style:justify-single-word="false" fo:padding="0cm" fo:border="none"/>
      <style:text-properties fo:color="#0000ff" style:font-name="Liberation Sans" fo:font-size="12pt" style:font-size-asian="12pt" style:font-size-complex="12pt"/>
    </style:style>
    <style:style style:name="P46" style:family="paragraph" style:parent-style-name="Text_20_body">
      <style:paragraph-properties fo:margin-top="0cm" fo:margin-bottom="0cm" loext:contextual-spacing="false" style:line-height-at-least="0cm" fo:text-align="justify" style:justify-single-word="false" fo:padding="0cm" fo:border="none"/>
    </style:style>
    <style:style style:name="T1" style:family="text">
      <style:text-properties fo:font-variant="normal" fo:text-transform="none" fo:color="#444444" fo:letter-spacing="normal" fo:font-style="normal" fo:font-weight="bold"/>
    </style:style>
    <style:style style:name="T2" style:family="text">
      <style:text-properties fo:font-variant="normal" fo:text-transform="none" fo:color="#444444" fo:letter-spacing="normal" fo:font-style="normal" fo:font-weight="bold" officeooo:rsid="00136a43"/>
    </style:style>
    <style:style style:name="T3" style:family="text">
      <style:text-properties fo:font-variant="normal" fo:text-transform="none" fo:color="#444444" fo:letter-spacing="normal" fo:font-style="normal" fo:font-weight="normal"/>
    </style:style>
    <style:style style:name="T4" style:family="text">
      <style:text-properties fo:font-variant="normal" fo:text-transform="none" fo:color="#444444" fo:letter-spacing="normal" fo:font-style="normal" fo:font-weight="normal" officeooo:rsid="00136a43"/>
    </style:style>
    <style:style style:name="T5" style:family="text">
      <style:text-properties fo:font-variant="normal" fo:text-transform="none" fo:color="#444444" fo:letter-spacing="normal" fo:font-style="normal" fo:font-weight="normal" officeooo:rsid="001f8f4e"/>
    </style:style>
    <style:style style:name="T6" style:family="text">
      <style:text-properties fo:font-variant="normal" fo:text-transform="none" fo:color="#444444" style:font-name="arial" fo:font-size="12pt" fo:letter-spacing="normal" fo:font-style="normal" fo:font-weight="bold" officeooo:rsid="00136a43" style:font-size-asian="12pt" style:font-size-complex="12pt"/>
    </style:style>
    <style:style style:name="T7" style:family="text">
      <style:text-properties fo:font-variant="normal" fo:text-transform="none" fo:color="#444444" style:font-name="arial" fo:font-size="12pt" fo:letter-spacing="normal" fo:font-style="normal" fo:font-weight="normal" officeooo:rsid="00136a43" style:font-size-asian="12pt" style:font-size-complex="12pt"/>
    </style:style>
    <style:style style:name="T8" style:family="text">
      <style:text-properties fo:font-variant="normal" fo:text-transform="none" fo:color="#444444" fo:font-size="12pt" fo:letter-spacing="normal" fo:font-style="normal" fo:font-weight="bold" officeooo:rsid="00136a43" style:font-size-asian="12pt" style:font-size-complex="12pt"/>
    </style:style>
    <style:style style:name="T9" style:family="text">
      <style:text-properties fo:font-variant="normal" fo:text-transform="none" fo:color="#444444" fo:font-size="12pt" fo:letter-spacing="normal" fo:font-style="normal" fo:font-weight="normal" officeooo:rsid="00136a43" style:font-size-asian="12pt" style:font-size-complex="12pt"/>
    </style:style>
    <style:style style:name="T10" style:family="text">
      <style:text-properties fo:font-variant="normal" fo:text-transform="none" fo:color="#444444" style:font-name="Liberation Sans" fo:font-size="12pt" fo:letter-spacing="normal" fo:font-style="normal" fo:font-weight="bold" officeooo:rsid="00136a43" style:font-size-asian="12pt" style:font-size-complex="12pt"/>
    </style:style>
    <style:style style:name="T11" style:family="text">
      <style:text-properties fo:font-variant="normal" fo:text-transform="none" fo:color="#444444" style:font-name="Liberation Sans" fo:font-size="12pt" fo:letter-spacing="normal" fo:font-style="normal" fo:font-weight="normal" officeooo:rsid="00136a43" style:font-size-asian="12pt" style:font-size-complex="12pt"/>
    </style:style>
    <style:style style:name="T12" style:family="text">
      <style:text-properties fo:font-variant="normal" fo:text-transform="none" fo:color="#444444" style:font-name="Liberation Sans" fo:letter-spacing="normal" fo:font-style="normal" fo:font-weight="bold" officeooo:rsid="00136a43"/>
    </style:style>
    <style:style style:name="T13" style:family="text">
      <style:text-properties fo:font-variant="normal" fo:text-transform="none" fo:color="#444444" style:font-name="Liberation Sans" fo:letter-spacing="normal" fo:font-style="normal" fo:font-weight="normal" officeooo:rsid="00136a43"/>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13dd48"/>
    </style:style>
    <style:style style:name="T16" style:family="text">
      <style:text-properties fo:font-variant="normal" fo:text-transform="none" fo:letter-spacing="normal" fo:font-style="normal" fo:font-weight="normal" officeooo:rsid="001f8f4e"/>
    </style:style>
    <style:style style:name="T17" style:family="text">
      <style:text-properties fo:font-variant="normal" fo:text-transform="none" fo:letter-spacing="normal" fo:font-style="normal" officeooo:rsid="001b2a05"/>
    </style:style>
    <style:style style:name="T18" style:family="text">
      <style:text-properties fo:font-variant="normal" fo:text-transform="none" fo:letter-spacing="normal" fo:font-style="normal" fo:font-weight="bold" officeooo:rsid="00136a43"/>
    </style:style>
    <style:style style:name="T19" style:family="text">
      <style:text-properties fo:font-variant="normal" fo:text-transform="none" fo:color="#0000ff" fo:letter-spacing="normal" fo:font-style="normal" fo:font-weight="normal" officeooo:rsid="0013dd48"/>
    </style:style>
    <style:style style:name="T20" style:family="text">
      <style:text-properties fo:font-variant="normal" fo:text-transform="none" fo:color="#0000ff" fo:letter-spacing="normal" fo:font-style="normal" fo:font-weight="normal" officeooo:rsid="00171045"/>
    </style:style>
    <style:style style:name="T21" style:family="text">
      <style:text-properties fo:font-variant="normal" fo:text-transform="none" fo:font-size="12pt" fo:letter-spacing="normal" fo:font-style="normal" officeooo:rsid="001b2a05" style:font-size-asian="12pt" style:font-size-complex="12pt"/>
    </style:style>
    <style:style style:name="T22" style:family="text">
      <style:text-properties fo:font-variant="normal" fo:text-transform="none" fo:font-size="12pt" fo:letter-spacing="normal" fo:font-style="normal" fo:font-weight="bold" officeooo:rsid="00136a43" style:font-size-asian="12pt" style:font-size-complex="12pt"/>
    </style:style>
    <style:style style:name="T23" style:family="text">
      <style:text-properties fo:font-variant="normal" fo:text-transform="none" style:font-name="arial" fo:font-size="12pt" fo:letter-spacing="normal" fo:font-style="normal" fo:font-weight="bold" officeooo:rsid="00136a43" style:font-size-asian="12pt" style:font-size-complex="12pt"/>
    </style:style>
    <style:style style:name="T24" style:family="text">
      <style:text-properties fo:color="#0000ff"/>
    </style:style>
    <style:style style:name="T25" style:family="text">
      <style:text-properties fo:color="#0000ff" style:font-name="arial" fo:font-size="12pt" officeooo:rsid="00136a43" style:font-size-asian="12pt" style:font-size-complex="12pt"/>
    </style:style>
    <style:style style:name="T26" style:family="text">
      <style:text-properties fo:color="#0000ff" style:font-name="arial" fo:font-size="12pt" officeooo:rsid="0017d7a1" style:font-size-asian="12pt" style:font-size-complex="12pt"/>
    </style:style>
    <style:style style:name="T27" style:family="text">
      <style:text-properties fo:color="#0000ff" style:font-name="arial" fo:font-size="12pt" officeooo:rsid="0017f9aa" style:font-size-asian="12pt" style:font-size-complex="12pt"/>
    </style:style>
    <style:style style:name="T28" style:family="text">
      <style:text-properties fo:color="#0000ff" fo:font-weight="bold"/>
    </style:style>
    <style:style style:name="T29" style:family="text">
      <style:text-properties fo:color="#0000ff" officeooo:rsid="001b2a05"/>
    </style:style>
    <style:style style:name="T30" style:family="text">
      <style:text-properties fo:color="#0000ff" fo:font-weight="normal" style:font-weight-asian="normal" style:font-weight-complex="normal"/>
    </style:style>
    <style:style style:name="T31" style:family="text">
      <style:text-properties fo:color="#0000ff" fo:font-weight="normal" officeooo:rsid="001cf7b4" style:font-weight-asian="normal" style:font-weight-complex="normal"/>
    </style:style>
    <style:style style:name="T32" style:family="text">
      <style:text-properties fo:color="#0000ff" fo:font-weight="normal" officeooo:rsid="001e302b" style:font-weight-asian="normal" style:font-weight-complex="normal"/>
    </style:style>
    <style:style style:name="T33" style:family="text">
      <style:text-properties fo:color="#0000ff" officeooo:rsid="001e302b"/>
    </style:style>
    <style:style style:name="T34" style:family="text">
      <style:text-properties fo:color="#0000ff" fo:font-size="12pt" style:font-size-asian="12pt" style:font-size-complex="12pt"/>
    </style:style>
    <style:style style:name="T35" style:family="text">
      <style:text-properties fo:color="#0000ff" fo:font-size="12pt" officeooo:rsid="00136a43" style:font-size-asian="12pt" style:font-size-complex="12pt"/>
    </style:style>
    <style:style style:name="T36" style:family="text">
      <style:text-properties fo:color="#0000ff" fo:font-size="12pt" officeooo:rsid="0017d7a1" style:font-size-asian="12pt" style:font-size-complex="12pt"/>
    </style:style>
    <style:style style:name="T37" style:family="text">
      <style:text-properties fo:color="#0000ff" fo:font-size="12pt" officeooo:rsid="0017f9aa" style:font-size-asian="12pt" style:font-size-complex="12pt"/>
    </style:style>
    <style:style style:name="T38" style:family="text">
      <style:text-properties fo:color="#0000ff" fo:font-size="12pt" officeooo:rsid="001b2a05" style:font-size-asian="12pt" style:font-size-complex="12pt"/>
    </style:style>
    <style:style style:name="T39" style:family="text">
      <style:text-properties fo:color="#0000ff" style:font-name="Liberation Sans"/>
    </style:style>
    <style:style style:name="T40" style:family="text">
      <style:text-properties fo:color="#0000ff" style:font-name="Liberation Sans" fo:font-size="12pt" style:font-size-asian="12pt" style:font-size-complex="12pt"/>
    </style:style>
    <style:style style:name="T41" style:family="text">
      <style:text-properties fo:color="#0000ff" style:font-name="Liberation Sans" fo:font-size="12pt" officeooo:rsid="00136a43" style:font-size-asian="12pt" style:font-size-complex="12pt"/>
    </style:style>
    <style:style style:name="T42" style:family="text">
      <style:text-properties fo:color="#0000ff" style:font-name="Liberation Sans" fo:font-size="12pt" officeooo:rsid="0017d7a1" style:font-size-asian="12pt" style:font-size-complex="12pt"/>
    </style:style>
    <style:style style:name="T43" style:family="text">
      <style:text-properties fo:color="#0000ff" style:font-name="Liberation Sans" fo:font-size="12pt" officeooo:rsid="0017f9aa" style:font-size-asian="12pt" style:font-size-complex="12pt"/>
    </style:style>
    <style:style style:name="T44" style:family="text">
      <style:text-properties fo:color="#0000ff" style:font-name="Liberation Sans" fo:font-size="12pt" officeooo:rsid="001e302b" style:font-size-asian="12pt" style:font-size-complex="12pt"/>
    </style:style>
    <style:style style:name="T45" style:family="text">
      <style:text-properties fo:color="#0000ff" style:font-name="Liberation Sans" fo:font-size="12pt" fo:font-weight="bold" style:font-size-asian="12pt" style:font-size-complex="12pt"/>
    </style:style>
    <style:style style:name="T46" style:family="text">
      <style:text-properties fo:color="#0000ff" style:font-name="Liberation Sans" fo:font-size="12pt" fo:font-weight="normal" style:font-size-asian="12pt" style:font-weight-asian="normal" style:font-size-complex="12pt" style:font-weight-complex="normal"/>
    </style:style>
    <style:style style:name="T47" style:family="text">
      <style:text-properties fo:color="#0000ff" style:font-name="Liberation Sans" fo:font-size="12pt" fo:font-weight="normal" officeooo:rsid="001cf7b4" style:font-size-asian="12pt" style:font-weight-asian="normal" style:font-size-complex="12pt" style:font-weight-complex="normal"/>
    </style:style>
    <style:style style:name="T48" style:family="text">
      <style:text-properties fo:color="#0000ff" style:font-name="Liberation Sans" fo:font-size="12pt" fo:font-weight="normal" officeooo:rsid="001e302b" style:font-size-asian="12pt" style:font-weight-asian="normal" style:font-size-complex="12pt" style:font-weight-complex="normal"/>
    </style:style>
    <style:style style:name="T49" style:family="text">
      <style:text-properties fo:color="#0000ff" style:font-name="Liberation Sans" fo:font-weight="bold"/>
    </style:style>
    <style:style style:name="T50" style:family="text">
      <style:text-properties fo:color="#0000ff" style:font-name="Liberation Sans" fo:font-weight="normal" style:font-weight-asian="normal" style:font-weight-complex="normal"/>
    </style:style>
    <style:style style:name="T51" style:family="text">
      <style:text-properties fo:color="#0000ff" style:font-name="Liberation Sans" fo:font-weight="normal" officeooo:rsid="001cf7b4" style:font-weight-asian="normal" style:font-weight-complex="normal"/>
    </style:style>
    <style:style style:name="T52" style:family="text">
      <style:text-properties fo:color="#0000ff" style:font-name="Liberation Sans" fo:font-weight="normal" officeooo:rsid="001e302b" style:font-weight-asian="normal" style:font-weight-complex="normal"/>
    </style:style>
    <style:style style:name="T53" style:family="text">
      <style:text-properties fo:color="#0000ff" style:font-name="Liberation Sans" officeooo:rsid="001e302b"/>
    </style:style>
    <style:style style:name="T54" style:family="text">
      <style:text-properties fo:color="#0000ff" style:font-name="Liberation Sans" officeooo:rsid="00136a43"/>
    </style:style>
    <style:style style:name="T55" style:family="text">
      <style:text-properties fo:color="#0000ff" style:font-name="Liberation Sans" officeooo:rsid="0017d7a1"/>
    </style:style>
    <style:style style:name="T56" style:family="text">
      <style:text-properties fo:color="#0000ff" style:font-name="Liberation Sans" officeooo:rsid="0017f9aa"/>
    </style:style>
    <style:style style:name="T57" style:family="text">
      <style:text-properties style:font-name="arial" fo:font-size="12pt" style:font-size-asian="12pt" style:font-size-complex="12pt"/>
    </style:style>
    <style:style style:name="T58" style:family="text">
      <style:text-properties style:font-name="arial" fo:font-size="12pt" officeooo:rsid="00136a43" style:font-size-asian="12pt" style:font-size-complex="12pt"/>
    </style:style>
    <style:style style:name="T59" style:family="text">
      <style:text-properties style:font-name="arial" fo:font-size="12pt" officeooo:rsid="0013dd48" style:font-size-asian="12pt" style:font-size-complex="12pt"/>
    </style:style>
    <style:style style:name="T60" style:family="text">
      <style:text-properties fo:font-weight="bold"/>
    </style:style>
    <style:style style:name="T61" style:family="text">
      <style:text-properties officeooo:rsid="001633d8"/>
    </style:style>
    <style:style style:name="T62" style:family="text">
      <style:text-properties fo:language="es" fo:country="VE"/>
    </style:style>
    <style:style style:name="T63" style:family="text">
      <style:text-properties fo:language="es" fo:country="VE" style:text-underline-style="solid" style:text-underline-width="auto" style:text-underline-color="font-color" fo:font-weight="bold" style:font-weight-asian="bold" style:font-weight-complex="bold"/>
    </style:style>
    <style:style style:name="T64" style:family="text">
      <style:text-properties fo:language="es" fo:country="VE" officeooo:rsid="00171045"/>
    </style:style>
    <style:style style:name="T65" style:family="text">
      <style:text-properties officeooo:rsid="00171045"/>
    </style:style>
    <style:style style:name="T66" style:family="text">
      <style:text-properties officeooo:rsid="0017d7a1"/>
    </style:style>
    <style:style style:name="T67" style:family="text">
      <style:text-properties officeooo:rsid="0017f9aa"/>
    </style:style>
    <style:style style:name="T68" style:family="text">
      <style:text-properties fo:font-size="12pt" style:font-size-asian="12pt" style:font-size-complex="12pt"/>
    </style:style>
    <style:style style:name="T69" style:family="text">
      <style:text-properties fo:font-size="12pt" officeooo:rsid="00136a43" style:font-size-asian="12pt" style:font-size-complex="12pt"/>
    </style:style>
    <style:style style:name="T70" style:family="text">
      <style:text-properties fo:font-size="12pt" officeooo:rsid="0013dd48" style:font-size-asian="12pt" style:font-size-complex="12pt"/>
    </style:style>
    <style:style style:name="T71" style:family="text">
      <style:text-properties officeooo:rsid="001cf7b4"/>
    </style:style>
    <style:style style:name="T72" style:family="text">
      <style:text-properties officeooo:rsid="001e302b"/>
    </style:style>
    <style:style style:name="T73" style:family="text">
      <style:text-properties style:font-name="Liberation Sans" fo:font-size="12pt" officeooo:rsid="00136a43" style:font-size-asian="12pt" style:font-size-complex="12pt"/>
    </style:style>
    <style:style style:name="T74" style:family="text">
      <style:text-properties style:font-name="Liberation Sans" officeooo:rsid="00136a43"/>
    </style:style>
    <style:style style:name="T75" style:family="text">
      <style:text-properties officeooo:rsid="00136a43"/>
    </style:style>
    <style:style style:name="T76" style:family="text">
      <style:text-properties officeooo:rsid="0013dd48"/>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eball Recerca </text:p>
      <text:p text:style-name="P3"><text:span text:style-name="T1">1. INTRODUCCIÓN </text:span><text:span text:style-name="T3">(Descripción general del trabajo)</text:span></text:p>
      <text:p text:style-name="P3"><text:line-break/><text:span text:style-name="T24">→ El trabajo seria hacer una busqueda para aprender que hay actualmente en el mundo sobre la tecnologia movil, tanto sobre dispositivos como su interior o su historia.</text:span></text:p>
      <text:p text:style-name="P13"/>
      <text:p text:style-name="P3"><text:span text:style-name="T1">2. TIPOS DE DISPOSITIVOS MÓVILES </text:span><text:span text:style-name="T3">(PDA, smartphone, tableta…)</text:span></text:p>
      <text:p text:style-name="P3"><text:line-break/><text:span text:style-name="T24">→ El dispositivo movil es como un pequeño ordenador de bosillo, que lo puedes utilizar en con una mano sin problemas, con la maxima funcionalidad de que lo puedes llevar encima y poder utilizar sin problema fuera de casa, con el internet del <text:s/>movil, su bateria y su memoria.</text:span></text:p>
      <text:p text:style-name="P13"><text:tab/>- Telefonos inteligente</text:p>
      <text:p text:style-name="P13"><text:tab/>- Tablets</text:p>
      <text:p text:style-name="P13"><text:tab/>- Las nuevas incorporaciones con los reloges inteligentes que pueden estar en conexion con el movil y darte informacion sobre datos que tiene el telefono movil, como notificaciones, musica, llamadas, y reloj, ente otras .</text:p>
      <text:p text:style-name="P13"><text:tab/>- Las consolas como Playstation y Wii tienen similitudes en pequeñas escalas, como la PSP, o la DS, entre otras.</text:p>
      <text:p text:style-name="P17"><text:span text:style-name="T75"><text:tab/>- Tambien tenemos los reproductores de musica</text:span></text:p>
      <text:p text:style-name="P17"/>
      <text:p text:style-name="P20"><text:span text:style-name="T76">T</text:span>odos estos hay su padre que no seria movil, y que seria en el modelo que se han basado para conseguir tener lo mismo en un tamaño reducido y con mayor movilidad.</text:p>
      <text:p text:style-name="P13"/>
      <text:p text:style-name="P3"><text:span text:style-name="T1">3. FABRICANTES </text:span><text:span text:style-name="T3">(Apple, Nokia, HTC…)</text:span></text:p>
      <text:p text:style-name="P3"/>
      <text:p text:style-name="P13"><text:span text:style-name="T14">→ Antes habian unos fabricantes que estaban en el punto mas alto, però </text:span><text:span text:style-name="T15">con la evolucion de la tecnologia y de los sistemas han perdido, como el NOKIA y su symbian, que antes estaban en la cuspide.</text:span></text:p>
      <text:p text:style-name="P25">→ Pero ahora se podrian decir que hay otros como Samsung, Apple, LG, Sony.</text:p>
      <text:p text:style-name="P25">→ Luego tenemos otras que estan a un nivel por debajo de estos 4 grandes, o que <text:s/>estan mejorando con el tiempo y estan llegando muy arriba como alguna marca china. <text:tab/>XIAOMI, HTC, motorola, Huawei, Blackberry, <text:s/>Nokia.</text:p>
      <text:p text:style-name="P13"/>
      <text:p text:style-name="P26">Pero cada una puede ser que tenga un sistema operativo distinto, Android , IOS, o WindowsPhone son los mas comunes, aunque WindowsPhone solo tiene una cota de 1% del mercado, però hay otros minoritarios.</text:p>
      <text:p text:style-name="P26"/>
      <text:p text:style-name="P4"><text:span text:style-name="T1">4. MODELOS </text:span><text:span text:style-name="T3">(Galaxy, iPhone, Nexus…)</text:span></text:p>
      <text:p text:style-name="P4"/>
      <text:p text:style-name="P14"><text:span text:style-name="T14">→</text:span><text:span text:style-name="T15"> Detras de cada Fabricante suelen crear sus propias categorias de movil y que son los modelos, destinados a diferente tipo de persona y su utilidad del dispositvo, y su uso cuotidiano, asi que cada fabricante tiene su modelo top, es decir el que sobresale sobre los demas y que es el mas desarrollado y el mejor de cada fabricante, però tambien tienen modelos de gama mas baja, para toda aquella persona que no quiere ni gastarse el dinero o no puede, o simplemente no lo ve necesario, entonces los fabricantes crean dispositivos mas economicos o de gama mas baja con componentes menos potentes y de un rendimiento menor, però mas economicos.</text:span></text:p>
      <text:p text:style-name="P14"/>
      <text:p text:style-name="P20">Tambien son modelos que se van actualizando y creando versiones mejores con el tiempo <text:soft-page-break/>para poder llegar a tener un mejor dispositivo y con mejores prestaciones, como si de un coche se tratase, osea mejoran cada x tiempo sus modelos, creando un modelo mas vanzado y con mejor tecnologia que la anteror.</text:p>
      <text:p text:style-name="P20"/>
      <text:p text:style-name="P26">Los grandes fabricantes que tienen su modelo top son:</text:p>
      <text:p text:style-name="P26"><text:tab/>- Samsung <text:s/>con el Galaxy y sus diferentes categorias de galaxy,</text:p>
      <text:p text:style-name="P26"><text:tab/>- Sony con el Xperia y sus diferentes categorias</text:p>
      <text:p text:style-name="P27">- Apple que tiene sus Iphone diferenciandolos por el numero y despues con la 's' o 'plus' o 'c' o 'se', con el modelo basico solo con el numero, y al ponerle algo mas detras, significa que es un modelo con algunas mejoras, como pantalla, camara ..., Cada numero te indica la verision siendo el mas alto el mas nuevo y mejor dispositivo.</text:p>
      <text:p text:style-name="P5"><text:span text:style-name="T19"><text:tab/>- LG con sus dispositivos LG G y añadiendole un numero como el iphone de apple.</text:span><text:line-break/><text:line-break/><text:span text:style-name="T1">5. HISTORIA / EVOLUCIÓN</text:span></text:p>
      <text:p text:style-name="P5"/>
      <text:p text:style-name="P29">Todo empezo en la SGM donde se vio la necesidad de comunicarse a distancia, y motorola creo un dispositvo para comunicarse via ondas de radio por debajo los 600KHz</text:p>
      <text:p text:style-name="P21">Desde entonces a estado en continuo movimiento, desde que pesaban 40 Kg hasta los de ahora que casi ni se aprecia su peso, contandolo con mg.</text:p>
      <text:p text:style-name="P21"/>
      <text:p text:style-name="P22">Ahora mismo en la actualidad el movil, es indispensable para la sociedad, però esto no es algo que lleve asi mucho tiempo, es mas bien reciente. Però el telefono en si es una parte pequeña de un sistema de telefonia mucho mas grande.</text:p>
      <text:p text:style-name="P9"/>
      <text:p text:style-name="P30">6. ENFOQUES DE DESARROLLO DE APLICACIONES MÓVILES</text:p>
      <text:p text:style-name="P6"/>
      <text:p text:style-name="P36">Existen tres enfoques para el desarrollo de aplicaciones para dispositivos móviles: <text:span text:style-name="T61">uno</text:span> nativo y dos enfoques multiplataforma (web e híbrido). </text:p>
      <text:p text:style-name="P36"><text:span text:style-name="T62">Las </text:span><text:span text:style-name="T63">aplicaciones web </text:span><text:span text:style-name="T62">para móviles son diseñadas para ser ejecutadas en el navegador del dispositivo móvil. Estas aplicaciones son desarrolladas utilizando HTML, CSS y JavaScript, es decir, la misma tecnología que la utilizada para crear sitios web.</text:span></text:p>
      <text:p text:style-name="P36">La principal ventaja de este tipo de aplicación es su independencia de la plataforma. No necesita adecuarse a ningún entorno operativo. </text:p>
      <text:p text:style-name="P39"><text:span text:style-name="T65">Es</text:span>to disminuye la velocidad de ejecución y podrían llegar a ser menos atractivas que las aplicaciones nativas. </text:p>
      <text:p text:style-name="P36"><text:s/><text:span text:style-name="T62">Las </text:span><text:span text:style-name="T63">aplicaciones nativas</text:span><text:span text:style-name="T62"> son aquellas que se ejecuta</text:span><text:span text:style-name="T64">n</text:span><text:span text:style-name="T62"> en una plataforma específica, es decir, se debe considerar el tipo de dispositivo, el sistema operativo a utilizar y su versión. </text:span></text:p>
      <text:p text:style-name="P36"><text:s/><text:span text:style-name="T62">El código fuente se compila para obtener código ejecutable.</text:span></text:p>
      <text:p text:style-name="P36"><text:s/><text:span text:style-name="T62">Cuando la aplicación está lista para ser distribuida debe ser transferida a las App stores de cada sistema operativo. Estas tienen un proceso de auditoría para evaluar si la aplicación se adecúa a los requerimientos de la plataforma a operar. Cumplido este paso, la aplicación se pone a disposición de los usuarios. </text:span></text:p>
      <text:p text:style-name="P36"><text:s/><text:span text:style-name="T62">La principal ventaja </text:span><text:span text:style-name="T64">e</text:span><text:span text:style-name="T62">s la posibilidad de interactuar con todas las capacidades del dispositivo (cámara, GPS, acelerómetro, agenda ...). Además no es estrictamente necesario poseer acceso a internet. Su ejecución es rápida, puede ejecutarse en modo background y notificar al usuario cuando ocurra un evento que necesite su atención. </text:span></text:p>
      <text:p text:style-name="P36"><text:span text:style-name="T64">La desventaja es que</text:span><text:span text:style-name="T62"> se debe utilizar un lenguaje de programación diferente según la plataforma. Por ende, si se desea cubrir varias plataformas, se deberá generar una aplicación para cada una de ellas. Esto conlleva a mayores costos de actualización y distribución de nuevas versiones. </text:span></text:p>
      <text:p text:style-name="P36"><text:soft-page-break/><text:span text:style-name="T62">Las </text:span><text:span text:style-name="T63">aplicaciones híbridas </text:span><text:span text:style-name="T62">combinan lo mejor de los dos tipos de aplicaciones anteriores. Se utilizan tecnologías multiplataforma como HTML, Javascript y CSS, pero se puede acceder a buena parte de las capacidades específicas de los dispositivos. </text:span></text:p>
      <text:p text:style-name="P36"><text:span text:style-name="T64">S</text:span><text:span text:style-name="T62">on desarrolladas utilizando tecnología web y son ejecutadas dentro de un contenedor web sobre el dispositivo móvil.</text:span></text:p>
      <text:p text:style-name="P36"><text:span text:style-name="T65">La</text:span><text:span text:style-name="T62">s ventajas de esta metodología se pueden mencionar la posibilidad de distribución de la aplicación a través de las tiendas de aplicaciones, la reutilización de código para múltiples plataformas y la posibilidad de utilizar las características de hardware del dispositivo. </text:span></text:p>
      <text:p text:style-name="P36"><text:s/><text:span text:style-name="T62">Una de las desventajas es que, al utilizar la misma interfaz para todas las plataformas, la apariencia de la aplicación no será como la de una aplicación nativa. Finalmente la ejecución será más lenta que la ejecución en una aplicación nativa. </text:span></text:p>
      <text:p text:style-name="P7"><text:span text:style-name="T1">7. SISTEMAS OPERATIVOS </text:span><text:span text:style-name="T3">(Android, iOS, BlackBerry OS, Symbian…)</text:span></text:p>
      <text:p text:style-name="P7"/>
      <text:p text:style-name="P28">El principal sistema opertivo antes era Symbian, per a lo largo de el progreso y despues de años de lideracion, salieron los moviles tactiles, cuyos moviles empezaron a utilizar otros sistemas operativos que eran mas efectivos para el uso, como el android y el ios ente otros, Tambien se desarrollo el BlackBerry OS, poco a poco desde que estaba symbian, e incluso aun se utiliza per es un sistema que a sido siempre para un uso concreto de personas.</text:p>
      <text:p text:style-name="P15"/>
      <text:p text:style-name="P8"><text:span text:style-name="T20">Los sistemas punteros hoy en dia son el IOS, y el Android y el WindowsPhone solo tiene <text:s/>una cota de 1% del mercado de la telefonia.</text:span><text:line-break/><text:line-break/><text:span text:style-name="T1">8. TECNOLOGÍAS </text:span><text:span text:style-name="T3">(WAP, UTMS, Bluetooth, 4G, Wi-Fi, GPS…)</text:span></text:p>
      <text:p text:style-name="P31"/>
      <text:p text:style-name="P16"><text:span text:style-name="T66">Con e</text:span>l fin de hacer móviles cada vez más <text:span text:style-name="T66">completos y con mayores funciones</text:span> es uno de los principales objetivos de los fabricantes de telefonía, razón por la que cada vez más se suman nuevas tecnologías a estos dispositivos, que se han vuelto imprescindibles en nuestra vida.</text:p>
      <text:p text:style-name="P16"/>
      <text:p text:style-name="P23">Estas serian unas de las ultimas desarrolladas:</text:p>
      <text:p text:style-name="P32"><text:span text:style-name="Strong_20_Emphasis"><text:span text:style-name="T39">Tecnología ForceTouch</text:span></text:span><text:span text:style-name="T39">: Los móviles detectarán la fuerza con la que se presiona la pantalla y acorde a la presión ejercida cada fabricante podrá desplegar una serie de opciones personalizadas. </text:span></text:p>
      <text:p text:style-name="P32"><text:span text:style-name="Strong_20_Emphasis"><text:span text:style-name="T39">Pagos móviles: </text:span></text:span><text:span text:style-name="T39">Los principales fabricantes de Smartphones del mundo apuestan cada vez más por una sociedad tecnológica, lo que justifica, que sean estos los principales percusores de los pagos móviles.</text:span></text:p>
      <text:p text:style-name="P33"><text:span text:style-name="T41">Las </text:span><text:span text:style-name="Strong_20_Emphasis"><text:span text:style-name="T41">Visible Light Communications (VLC)</text:span></text:span><text:span text:style-name="T41">, Comunicaciones por Luz Visible, Optical WLAN o redes LiFi </text:span><text:span text:style-name="T42">es un </text:span><text:span text:style-name="T41">sistema de transmisión basado en la luz visible.</text:span><text:span text:style-name="T73"><text:line-break/><text:line-break/></text:span><text:span text:style-name="T10">9. TIPOS DE SERVICIOS O APLICACIONES </text:span><text:span text:style-name="T11">(correo electrónico, SMS, navegador web…)</text:span><text:span text:style-name="T73"><text:line-break/></text:span><text:span text:style-name="T43">Los tipos de aplicaciones que podremos encontrar serian los siguientes;</text:span></text:p>
      <text:p text:style-name="P18"/>
      <text:p text:style-name="P41"><text:span text:style-name="T60">1. De marca:</text:span> Este modelo es muy utilizado por las empresas. La finalidad <text:span text:style-name="T67">es</text:span> mejorar la imagen de marca. Por ello, el acceso y el uso de la aplicación es completamente gratuito.</text:p>
      <text:p text:style-name="P45"><text:span text:style-name="T60">2.Parte del servicio:</text:span> Muchas empresas optan por este tipo de negocio en primer lugar. Se utiliza la aplicación como parte de un servicio más global, optimizándolo y prestando ayuda a los usuarios de una u otra forma. Su uso es optativo y gratuito, lo que provoca mayores ingresos a la compañía.</text:p>
      <text:p text:style-name="P46"><text:soft-page-break/><text:span text:style-name="T45">3. Publicidad:</text:span><text:span text:style-name="T40"> La descarga y uso de la aplicación es libre. El retorno de la inversión se recupera mediante la introducción de la publicidad, mediante la cual se obtiene beneficio en función del número de </text:span><text:span text:style-name="Emphasis"><text:span text:style-name="T40">clicks</text:span></text:span><text:span text:style-name="T40"> (CPC) o por el número de exposiciones (CPI / CPM). Este modelo es cada vez más utilizado, pero muy molesto para el usuario cuando los anuncios son de carácter intrusivo.</text:span></text:p>
      <text:p text:style-name="P45"><text:span text:style-name="T60">4.In-app Purchase:</text:span> Este modelo se utiliza combinándolo con la descarga gratuita de la aplicación, añadiendo la opción de compra por determinadas funcionalidades, bienes virtuales, desactivar la publicidad, contenidos digitales… Ofreciendo servicios relacionados con la temática del producto se recupera a corto plazo la inversión inicial. En la actualidad es muy utilizado en las aplicaciones de juegos.</text:p>
      <text:p text:style-name="P45"><text:span text:style-name="T60">5.Información:</text:span> Se utiliza en aplicaciones que recogen datos sobre los usuarios, su descarga es totalmente gratuita. Los usuarios obtienen algún tipo de recompensa por ceder su información y la empresa recibe ingresos al vender a otras compañías los datos recogidos.</text:p>
      <text:p text:style-name="P45"><text:span text:style-name="T60">6.mComerce:</text:span> Conocido como comercio electrónico móvil. Su funcionamiento se basa en un canal de venta de productos o servicios mediante los cuales se obtienen beneficios, cuyo acceso es gratuito.</text:p>
      <text:p text:style-name="P46"><text:span text:style-name="T45">7.</text:span><text:span text:style-name="Strong_20_Emphasis"><text:span text:style-name="T40">Audiencias:</text:span></text:span><text:span text:style-name="T40"> La descarga de este tipo de aplicaciones es abierta, cualquier tipo de usuario puede acceder a ella. Su único objetivo es conseguir un a gran base de usuarios que posteriormente se utilizarán para otros propósitos. Un claro ejemplo de este modelo de negocio es Facebook.</text:span></text:p>
      <text:p text:style-name="P45"><text:span text:style-name="T60">8.Afiliación:</text:span> Su descarga es gratuita. El beneficio se obtiene mediante la comisión por venta, es decir, anunciando dentro de la aplicación a otras aplicaciones.</text:p>
      <text:p text:style-name="P45"><text:span text:style-name="T60">9.Suscripciones:</text:span> La descarga de estas aplicaciones va determinada por el tiempo de uso, pueden ser quincenales, mensuales, trimestrales, anuales… El precio varía en función del producto que se ofrece.</text:p>
      <text:p text:style-name="P45"><text:span text:style-name="T60">10. A precios bajos:</text:span> Su principal objetivos es vender numerosas descargas a un precio reducido, normalmente el precio estipulado es 0.99€. El retorno de la inversión se produce a largo plazo, aunque existe el riesgo de no recuperarla.</text:p>
      <text:p text:style-name="P45"><text:span text:style-name="T60">11. A precios altos:</text:span> Este tipo de modelo cuenta con una alto riesgo, es aconsejable utilizarlo cuando se tiene un público objetivo muy marcado. El hecho de que el precio de la descarga sea elevado provoca que el número de usuarios sea menor. Por ello hay que fijar la cuota en función de lo que esté dispuesto abonar el target.</text:p>
      <text:p text:style-name="P45"><text:span text:style-name="T60">12. Sin un modelo claro de negocio:</text:span> Este sistema es utilizado cuando la aplicación se crea con el objetivo de conseguir una satisfacción personal. Su finalidad no es conseguir beneficios, más bien que funcione y que guste al usuario. Se pueden encontrar en numerosas aplicaciones Android, puesto que es el sistema operativo más utilizado para iniciarse en el mundo de la programación.</text:p>
      <text:p text:style-name="P10"><text:span text:style-name="T2">10. DESARROLLO DE APLICACIONES MÓVILES</text:span><text:span text:style-name="T75"><text:line-break/><text:line-break/></text:span><text:span text:style-name="T2">10.1. LENGUAJES DE PROGRAMACIÓN</text:span></text:p>
      <text:p text:style-name="P10"><text:span text:style-name="T2"/></text:p>
      <text:p text:style-name="P36"><text:span text:style-name="T17">El desarrollo de aplicaciones se hace con un lenguaje de programacion dependiendo de cada Sistema Operativo, cada uno suele utilizar un idioma distinto,</text:span><text:span text:style-name="T75"><text:line-break/></text:span></text:p>
      <text:p text:style-name="P43"><text:span text:style-name="T34">Los </text:span><text:span text:style-name="Strong_20_Emphasis"><text:span text:style-name="T34">lenguajes </text:span></text:span><text:span text:style-name="T34"><text:s/>de cada plataforma: ObjectiveC/Swift y XCode en iOS, Java y Android Studio en Android, C#, XAML y Visual Studio en el caso de Windows Phone y Windows 8, </text:span><text:span text:style-name="T38">y hay mas casos, però estos son los mas importantes.</text:span></text:p>
      <text:p text:style-name="P43"><text:span text:style-name="Strong_20_Emphasis"><text:span text:style-name="T34">La desventaja principal</text:span></text:span><text:span text:style-name="T34"> es que tienes que dominar muchos lenguajes y herramientas y que el tiempo de desarrollo se multiplica mucho, pues es necesario crear desde cero tres </text:span><text:soft-page-break/><text:span text:style-name="T34">versiones diferentes de la misma aplicación (una para cada plataforma).</text:span></text:p>
      <text:p text:style-name="P10"/>
      <text:p text:style-name="P10"><text:span text:style-name="T2">10.2. IDEs</text:span></text:p>
      <text:p text:style-name="P10"/>
      <text:p text:style-name="P37">Entre los IDE más populares para el desarrollo de aplicaciones Android <text:span text:style-name="T71">se pueden </text:span>destacar :</text:p>
      <text:list xml:id="list5937568664005585740" text:style-name="L2">
        <text:list-item>
          <text:p text:style-name="P38">Eclipse </text:p>
        </text:list-item>
        <text:list-item>
          <text:p text:style-name="P38">NetBeans </text:p>
        </text:list-item>
        <text:list-item>
          <text:p text:style-name="P38">IntelliJ </text:p>
        </text:list-item>
        <text:list-item>
          <text:p text:style-name="P38">Android Studio </text:p>
        </text:list-item>
        <text:list-item>
          <text:p text:style-name="P38">Aide </text:p>
        </text:list-item>
      </text:list>
      <text:p text:style-name="P24">las principales herramientas de desarrollo de Mac OS X y iOS</text:p>
      <text:p text:style-name="P24">→<text:span text:style-name="T71"> </text:span>Apple's Developer Connection , <text:span text:style-name="T71">e</text:span>ste kit incluye las siguientes herramientas:</text:p>
      <text:p text:style-name="P24"/>
      <text:p text:style-name="P34"><text:span text:style-name="T46"><text:tab/><text:tab/>-</text:span><text:span text:style-name="Strong_20_Emphasis"><text:span text:style-name="T46">Xcode</text:span></text:span></text:p>
      <text:p text:style-name="P34"><text:span text:style-name="Strong_20_Emphasis"><text:span text:style-name="T46"><text:tab/><text:tab/>-Interface Builder</text:span></text:span></text:p>
      <text:p text:style-name="P34"><text:span text:style-name="Strong_20_Emphasis"><text:span text:style-name="T46"><text:tab/><text:tab/>-Instruments</text:span></text:span></text:p>
      <text:p text:style-name="P34"><text:span text:style-name="Strong_20_Emphasis"><text:span text:style-name="T46"><text:tab/><text:tab/>-Package Maker</text:span></text:span></text:p>
      <text:p text:style-name="P34"><text:span text:style-name="Strong_20_Emphasis"><text:span text:style-name="T46"><text:tab/><text:tab/>-Dashcode</text:span></text:span></text:p>
      <text:p text:style-name="P34"><text:span text:style-name="Strong_20_Emphasis"><text:span text:style-name="T46"><text:tab/><text:tab/>-PropertyListEditor</text:span></text:span></text:p>
      <text:p text:style-name="P34"><text:span text:style-name="Strong_20_Emphasis"><text:span text:style-name="T46">→</text:span></text:span><text:span text:style-name="Strong_20_Emphasis"><text:span text:style-name="T47"> </text:span></text:span><text:span text:style-name="T40">CodeKit</text:span></text:p>
      <text:p text:style-name="P34"><text:span text:style-name="Strong_20_Emphasis"><text:span text:style-name="T47">→ </text:span></text:span><text:span text:style-name="T40">Coda</text:span></text:p>
      <text:p text:style-name="P34"><text:span text:style-name="Strong_20_Emphasis"><text:span text:style-name="T47">→</text:span></text:span><text:span text:style-name="Strong_20_Emphasis"><text:span text:style-name="T48"> </text:span></text:span><text:span text:style-name="T40">MonoTouch</text:span></text:p>
      <text:p text:style-name="P34"><text:span text:style-name="Strong_20_Emphasis"><text:span text:style-name="T48">→ </text:span></text:span><text:span text:style-name="T40">Xamarin Mac</text:span></text:p>
      <text:p text:style-name="P34"><text:span text:style-name="Strong_20_Emphasis"><text:span text:style-name="T48"/></text:span></text:p>
      <text:p text:style-name="P12"/>
      <text:p text:style-name="P35"><text:span text:style-name="Strong_20_Emphasis"><text:span text:style-name="T47">Para desarrollo de Windows phone se utilizaria,</text:span></text:span></text:p>
      <text:p text:style-name="P35"><text:span text:style-name="Strong_20_Emphasis"><text:span text:style-name="T47"><text:tab/>- Visual Studio</text:span></text:span></text:p>
      <text:p text:style-name="P10"/>
      <text:p text:style-name="P10"><text:span text:style-name="T2">10.3. EMULADORES</text:span></text:p>
      <text:p text:style-name="P10"/>
      <text:p text:style-name="P42">Emulador para iPhone</text:p>
      <text:p text:style-name="P44"><text:span text:style-name="T40">Para la plataforma iPhone </text:span><text:span text:style-name="T44">un </text:span><text:span text:style-name="T40">emulador </text:span><text:span text:style-name="T44">seria el </text:span><text:span text:style-name="T40"><text:s/></text:span><text:span text:style-name="Strong_20_Emphasis"><text:span text:style-name="T40">MobiOne</text:span></text:span><text:span text:style-name="T40">.</text:span></text:p>
      <text:p text:style-name="P40">MobiOne es un IDE y emulador de pago para iPhone, ofrece:</text:p>
      <text:p text:style-name="P40">· Un editor y depurador para JavaScript, CSS3 y HTML5</text:p>
      <text:p text:style-name="P40">· Plantillas para iPhone Web Apps</text:p>
      <text:p text:style-name="P40">· Soporte para geolocalización;</text:p>
      <text:p text:style-name="P40">· Switcher para los User Agent;</text:p>
      <text:p text:style-name="P40">· Siseñador visual para hacer maquetas Web para móviles;</text:p>
      <text:p text:style-name="P40">· soporte para Phone Gap (Framework para Aplicaciones Web para móviles)</text:p>
      <text:p text:style-name="P40">· Emulador para Palm Pre.</text:p>
      <text:p text:style-name="P40"/>
      <text:p text:style-name="P40"/>
      <text:p text:style-name="P42">Emulador para Blackberry</text:p>
      <text:p text:style-name="P44"><text:span text:style-name="T44">El</text:span><text:span text:style-name="T40"> emuladores destacado </text:span><text:span text:style-name="T44">seria el </text:span><text:span text:style-name="Strong_20_Emphasis"><text:span text:style-name="T40">BlackBerry Smartphone Simulator.</text:span></text:span></text:p>
      <text:p text:style-name="P40">La funcionalidad incluye la misma interacción del usuario de un dispositivo real (incluida la rueda o bola de desplazamiento y el teclado), las mismas aplicaciones y las mismas características, como los mensajes de correo electrónico, el teléfono y el explorador de Internet.</text:p>
      <text:p text:style-name="P40">BlackBerry Smartphone Simulator también sirve como plataforma sobre la que ejecutar <text:soft-page-break/>aplicaciones: establecer conexiones de red, almacenar datos y gestionar mensajes de correo electrónico. </text:p>
      <text:p text:style-name="P40">Con BlackBerry Smartphone Simulator para realizar pruebas, se pueden BlackBerry MDS Simulator y BlackBerry Email Simulator, y que también estarían disponibles para este fin.</text:p>
      <text:p text:style-name="P40"/>
      <text:p text:style-name="P42">Emuladores Nokia</text:p>
      <text:p text:style-name="P44"><text:span text:style-name="T40">El </text:span><text:span text:style-name="Strong_20_Emphasis"><text:span text:style-name="T40">Nokia Mobile Browser Simulator</text:span></text:span><text:span text:style-name="T40"> forma parte de Nokia Mobile Internet Toolkit. NMIT sería un conjunto de editores para la creación de diversos tipos de contenidos de Internet para móviles y la previsualización de estos contenidos en diferentes SDKs para móviles.</text:span></text:p>
      <text:p text:style-name="P44"><text:span text:style-name="Strong_20_Emphasis"><text:span text:style-name="T40">Nokia Mobile Browser Simulator (NMB</text:span></text:span><text:span text:style-name="T40">) es un Navegador de desarrollo para navegar por contenidos de internet para móviles (a través de una conexión WAP) y contenido en archivos locales.</text:span></text:p>
      <text:p text:style-name="P40"/>
      <text:p text:style-name="P42">Emulador para Windows Mobile</text:p>
      <text:p text:style-name="P44"><text:span text:style-name="T40">Microsoft ofrece el </text:span><text:span text:style-name="Strong_20_Emphasis"><text:span text:style-name="T40">Windows Mobile Emulator</text:span></text:span><text:span text:style-name="T40">, un emulador de dispositivos Windows Mobile con prácticamente las mismas funciones que cualquier Terminal del mercado con este sistema.</text:span></text:p>
      <text:p text:style-name="P40">Además se integra las con Visual Studio aunque no os obligatorio.</text:p>
      <text:p text:style-name="P40">El módulo Cellular Emulator que nos permite emular un teléfono realizando, por ejemplo, llamadas al teléfono del Windows Mobile “virtual”.</text:p>
      <text:p text:style-name="P40"/>
      <text:p text:style-name="P40"/>
      <text:p text:style-name="P42">Emulador para Android</text:p>
      <text:p text:style-name="P40">La SDK de Android incluye un emulador, este emulador mimetiza todas las características de hardware y software del dispositivo móvil.</text:p>
      <text:p text:style-name="P40">Una de las ventajas de este emulador sería que proporciona una interfaz en la que podemos ver nuestra aplicación corriendo con otra serie de aplicaciones android.</text:p>
      <text:p text:style-name="P40">El emulador para Android soporta AVD (Android Virtual Device), y permite especificar la versión del sistema operativo, características del dispositivo,…</text:p>
      <text:p text:style-name="P40">Con el emulador podemos también simular interrupciones en la aplicación (equivalente a un sms o una llamada).</text:p>
      <text:p text:style-name="P40"><text:span text:style-name="T18"/></text:p>
      <text:p text:style-name="P10"/>
      <text:p text:style-name="P11"><text:span text:style-name="T2">11. CONCLUSIONES </text:span><text:span text:style-name="T4">(En relación a los contenidos de la UT y el trabajo realizado: beneficios que aportan las tecnologías estudiadas, dificultades encontradas en la elaboración del trabajo, opinión sobre cómo evolucionarán dichas tecnologías en el futuro...)</text:span></text:p>
      <text:p text:style-name="P11"/>
      <text:p text:style-name="P11"/>
      <text:p text:style-name="P19"><text:span text:style-name="T16">Todo puede ser que todo evolucione mucho mas y que esto no conozcamos el fin.</text:span></text:p>
      <text:p text:style-name="P11"><text:span text:style-name="T75"><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81a7" officeooo:paragraph-rsid="001981a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RISTIAN JAVIER RAMIREZ ARROYO <text:tab/><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6T16:23:38.167159810</meta:creation-date>
    <dc:date>2016-09-23T15:58:17.096454435</dc:date>
    <meta:editing-duration>PT41M9S</meta:editing-duration>
    <meta:editing-cycles>8</meta:editing-cycles>
    <meta:generator>LibreOffice/4.3.3.2$Linux_X86_64 LibreOffice_project/430m0$Build-2</meta:generator>
    <meta:document-statistic meta:table-count="0" meta:image-count="0" meta:object-count="0" meta:page-count="6" meta:paragraph-count="118" meta:word-count="2567" meta:character-count="15920" meta:non-whitespace-character-count="13412"/>
  </office:meta>
</office:document-meta>
</file>